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59mm"/>
    </style:style>
    <style:style style:name="co4" style:family="table-column">
      <style:table-column-properties fo:break-before="auto" style:column-width="62.6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99"/>
    <style:style style:name="ce7" style:family="table-cell" style:parent-style-name="Table_20_du_20_pilote_20_-_20_Coin">
      <style:table-cell-properties fo:border-bottom="none" fo:border-left="2.01pt solid #000000" fo:border-right="none" fo:border-top="2.01pt solid #000000"/>
    </style:style>
    <style:style style:name="ce8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Table_20_du_20_pilote_20_-_20_Catégorie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Table_20_du_20_pilot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Table_20_du_20_pilote_20_-_20_Titre" style:data-style-name="N0">
      <style:table-cell-properties fo:border-bottom="2.01pt solid #000000" fo:border-left="2.01pt solid #000000" fo:border-right="none" fo:border-top="0.99pt solid #000000"/>
    </style:style>
    <style:style style:name="ce13" style:family="table-cell" style:parent-style-name="Table_20_du_20_pilote_20_-_20_Coin">
      <style:table-cell-properties fo:border-bottom="none" fo:border-left="none" fo:border-right="0.99pt solid #000000" fo:border-top="2.01pt solid #000000"/>
    </style:style>
    <style:style style:name="ce14" style:family="table-cell" style:parent-style-name="Table_20_du_20_pilote_20_-_20_Champ">
      <style:table-cell-properties fo:border="0.99pt solid #000000"/>
    </style:style>
    <style:style style:name="ce15" style:family="table-cell" style:parent-style-name="Table_20_du_20_pilote_20_-_20_Catégorie" style:data-style-name="N0">
      <style:table-cell-properties fo:border-bottom="none" fo:border-left="0.99pt solid #000000" fo:border-right="0.99pt solid #000000" fo:border-top="0.99pt solid #000000"/>
    </style:style>
    <style:style style:name="ce16" style:family="table-cell" style:parent-style-name="Table_20_du_20_pilote_20_-_20_Catégorie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Table_20_du_20_pilote_20_-_20_Catégorie" style:data-style-name="N0">
      <style:table-cell-properties fo:border="0.99pt solid #000000"/>
    </style:style>
    <style:style style:name="ce18" style:family="table-cell" style:parent-style-name="Table_20_du_20_pilote_20_-_20_Titr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Table_20_du_20_pilote_20_-_20_Valeur" style:data-style-name="N0">
      <style:table-cell-properties fo:border-bottom="none" fo:border-left="0.99pt solid #000000" fo:border-right="none" fo:border-top="0.99pt solid #000000"/>
    </style:style>
    <style:style style:name="ce22" style:family="table-cell" style:parent-style-name="Table_20_du_20_pilote_20_-_20_Valeur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Table_20_du_20_pilote_20_-_20_Valeur">
      <style:table-cell-properties fo:border-bottom="0.99pt solid #000000" fo:border-left="0.99pt solid #000000" fo:border-right="none" fo:border-top="0.99pt solid #000000"/>
    </style:style>
    <style:style style:name="ce24" style:family="table-cell" style:parent-style-name="Table_20_du_20_pilote_20_-_20_Résultat" style:data-style-name="N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Table_20_du_20_pilote_20_-_20_Coin">
      <style:table-cell-properties fo:border-bottom="0.99pt solid #000000" fo:border-left="none" fo:border-right="none" fo:border-top="2.01pt solid #000000"/>
    </style:style>
    <style:style style:name="ce26" style:family="table-cell" style:parent-style-name="Table_20_du_20_pilote_20_-_20_Catégorie" style:data-style-name="N0">
      <style:table-cell-properties fo:border-bottom="0.99pt solid #000000" fo:border-left="none" fo:border-right="none" fo:border-top="none"/>
    </style:style>
    <style:style style:name="ce27" style:family="table-cell" style:parent-style-name="Table_20_du_20_pilote_20_-_20_Valeur" style:data-style-name="N0">
      <style:table-cell-properties fo:border-bottom="none" fo:border-left="none" fo:border-right="none" fo:border-top="0.99pt solid #000000"/>
    </style:style>
    <style:style style:name="ce28" style:family="table-cell" style:parent-style-name="Table_20_du_20_pilote_20_-_20_Valeur" style:data-style-name="N0">
      <style:table-cell-properties fo:border-bottom="0.99pt solid #000000" fo:border-left="none" fo:border-right="none" fo:border-top="none"/>
    </style:style>
    <style:style style:name="ce29" style:family="table-cell" style:parent-style-name="Table_20_du_20_pilote_20_-_20_Valeur">
      <style:table-cell-properties fo:border-bottom="0.99pt solid #000000" fo:border-left="none" fo:border-right="none" fo:border-top="0.99pt solid #000000"/>
    </style:style>
    <style:style style:name="ce30" style:family="table-cell" style:parent-style-name="Table_20_du_20_pilote_20_-_20_Résultat" style:data-style-name="N0">
      <style:table-cell-properties fo:border-bottom="2.01pt solid #000000" fo:border-left="none" fo:border-right="none" fo:border-top="0.99pt solid #000000"/>
    </style:style>
    <style:style style:name="ce31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Table_20_du_20_pilote_20_-_20_Catégorie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Table_20_du_20_pilote_20_-_20_Valeur" style:data-style-name="N0">
      <style:table-cell-properties fo:border-bottom="none" fo:border-left="none" fo:border-right="2.01pt solid #000000" fo:border-top="0.99pt solid #000000"/>
    </style:style>
    <style:style style:name="ce34" style:family="table-cell" style:parent-style-name="Table_20_du_20_pilote_20_-_20_Valeur" style:data-style-name="N0">
      <style:table-cell-properties fo:border-bottom="0.99pt solid #000000" fo:border-left="none" fo:border-right="2.01pt solid #000000" fo:border-top="none"/>
    </style:style>
    <style:style style:name="ce35" style:family="table-cell" style:parent-style-name="Table_20_du_20_pilote_20_-_20_Valeur">
      <style:table-cell-properties fo:border-bottom="0.99pt solid #000000" fo:border-left="none" fo:border-right="2.01pt solid #000000" fo:border-top="0.99pt solid #000000"/>
    </style:style>
    <style:style style:name="ce36" style:family="table-cell" style:parent-style-name="Table_20_du_20_pilote_20_-_20_Résulta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Problematic subjec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Decision</text:p>
          </table:table-cell>
          <table:table-cell table:number-columns-repeated="101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P1</text:p>
          </table:table-cell>
          <table:table-cell table:style-name="ce1" office:value-type="string" calcext:value-type="string">
            <text:p>still a lot of noise after 30Hz filter.. RIP ?</text:p>
          </table:table-cell>
          <table:table-cell table:style-name="ce1"/>
          <table:table-cell table:style-name="ce1" office:value-type="string" calcext:value-type="string">
            <text:p>reject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better after 30Hz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seems better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1</text:p>
          </table:table-cell>
          <table:table-cell/>
          <table:table-cell office:value-type="string" calcext:value-type="string">
            <text:p>FC6, 28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A2</text:p>
          </table:table-cell>
          <table:table-cell table:style-name="ce2" office:value-type="string" calcext:value-type="string">
            <text:p>better</text:p>
          </table:table-cell>
          <table:table-cell table:style-name="ce2" office:value-type="string" calcext:value-type="string">
            <text:p>FC6, F5 bad from 350</text:p>
          </table:table-cell>
          <table:table-cell table:style-name="ce2"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lot of alpha, kept some epochs, others too bad.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same.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2</text:p>
          </table:table-cell>
          <table:table-cell office:value-type="string" calcext:value-type="string">
            <text:p>same.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me.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same..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good, just Oz bad on 3 epochs, just reject them no interp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no more high noise after filtering, just some artefacts</text:p>
          </table:table-cell>
          <table:table-cell table:number-columns-repeated="102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VD1</text:p>
          </table:table-cell>
          <table:table-cell table:style-name="ce1" office:value-type="string" calcext:value-type="string">
            <text:p>really really bad! Can interpolate many electrode to save it ? RIP ?</text:p>
          </table:table-cell>
          <table:table-cell table:style-name="ce1" office:value-type="string" calcext:value-type="string">
            <text:p>F5, P3, Poz, P04 (FC6, FC1, PO3)</text:p>
          </table:table-cell>
          <table:table-cell table:style-name="ce1" office:value-type="string" calcext:value-type="string">
            <text:p>reject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less high noise, some very bad epochs</text:p>
          </table:table-cell>
          <table:table-cell office:value-type="string" calcext:value-type="string">
            <text:p>F3 ?</text:p>
          </table:table-cell>
          <table:table-cell table:number-columns-repeated="1020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VD2</text:p>
          </table:table-cell>
          <table:table-cell table:style-name="ce3" office:value-type="string" calcext:value-type="string">
            <text:p>Some really bad epochs.. RIP ?</text:p>
          </table:table-cell>
          <table:table-cell table:style-name="ce3"/>
          <table:table-cell table:style-name="ce3" office:value-type="string" calcext:value-type="string">
            <text:p>keep enough trials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1</text:p>
          </table:table-cell>
          <table:table-cell office:value-type="string" calcext:value-type="string">
            <text:p>very goo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1</text:p>
          </table:table-cell>
          <table:table-cell office:value-type="string" calcext:value-type="string">
            <text:p>very bad for the last three blocs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Artefacts + high noise remaining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Same + P3 strange behavior, drift, interpolate !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better after filtering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1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2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Artefacts + drifts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still some high noise</text:p>
          </table:table-cell>
          <table:table-cell table:number-columns-repeated="1021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FA2</text:p>
          </table:table-cell>
          <table:table-cell table:style-name="ce3" office:value-type="string" calcext:value-type="string">
            <text:p>a LOOOT of alpha... RIP ?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number-columns-repeated="101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same</text:p>
          </table:table-cell>
          <table:table-cell table:style-name="ce3" office:value-type="string" calcext:value-type="string">
            <text:p>F5 F6</text:p>
          </table:table-cell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some weird electrodes, interpolate worst ones</text:p>
          </table:table-cell>
          <table:table-cell office:value-type="string" calcext:value-type="string">
            <text:p>CP5 F6</text:p>
          </table:table-cell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FA1</text:p>
          </table:table-cell>
          <table:table-cell table:style-name="ce3" office:value-type="string" calcext:value-type="string">
            <text:p>all epochs alpha...RIP ?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not all epochs but still a lot of alpha, RIP ?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VD1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FA2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VD2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better after filtering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1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2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me a bit more noise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O4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O4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quite some alpha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VD1</text:p>
          </table:table-cell>
          <table:table-cell table:style-name="ce3" office:value-type="string" calcext:value-type="string">
            <text:p>even more alpha... RIP ?</text:p>
          </table:table-cell>
          <table:table-cell table:style-name="ce3" office:value-type="string" calcext:value-type="string">
            <text:p>Cz</text:p>
          </table:table-cell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FA2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VD2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table:number-columns-repeated="1019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FA2</text:p>
          </table:table-cell>
          <table:table-cell table:style-name="ce1" office:value-type="string" calcext:value-type="string">
            <text:p>Alpha + high noise + artifacts... RIP ?</text:p>
          </table:table-cell>
          <table:table-cell table:style-name="ce1"/>
          <table:table-cell table:style-name="ce1" office:value-type="string" calcext:value-type="string">
            <text:p>ERP bad too : let's reject the session..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Afz</text:p>
          </table:table-cell>
          <table:table-cell table:style-name="ce1" office:value-type="string" calcext:value-type="string">
            <text:p>same 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VD2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Afz</text:p>
          </table:table-cell>
          <table:table-cell table:style-name="ce1" office:value-type="string" calcext:value-type="string">
            <text:p>same </text:p>
          </table:table-cell>
          <table:table-cell table:style-name="ce1"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still some high noise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better after filtering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1</text:p>
          </table:table-cell>
          <table:table-cell office:value-type="string" calcext:value-type="string">
            <text:p>better after filtering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2</text:p>
          </table:table-cell>
          <table:table-cell office:value-type="string" calcext:value-type="string">
            <text:p>some high noise + alpha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1</text:p>
          </table:table-cell>
          <table:table-cell/>
          <table:table-cell office:value-type="string" calcext:value-type="string">
            <text:p>FC5 PO4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better after filtering</text:p>
          </table:table-cell>
          <table:table-cell office:value-type="string" calcext:value-type="string">
            <text:p>F4 F6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1</text:p>
          </table:table-cell>
          <table:table-cell office:value-type="string" calcext:value-type="string">
            <text:p>many bad electrodes.. interp or not ?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1</text:p>
          </table:table-cell>
          <table:table-cell/>
          <table:table-cell office:value-type="string" calcext:value-type="string">
            <text:p>Fz a bit weird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1</text:p>
          </table:table-cell>
          <table:table-cell/>
          <table:table-cell office:value-type="string" calcext:value-type="string">
            <text:p>PO3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1</text:p>
          </table:table-cell>
          <table:table-cell/>
          <table:table-cell office:value-type="string" calcext:value-type="string">
            <text:p>Fz a bit weird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a little bit of alpha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quite some bad epochs..</text:p>
          </table:table-cell>
          <table:table-cell office:value-type="string" calcext:value-type="string">
            <text:p>FC6, (AF4 AF3 ??)</text:p>
          </table:table-cell>
          <table:table-cell office:value-type="string" calcext:value-type="string">
            <text:p>still enough trials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same but much more !!</text:p>
          </table:table-cell>
          <table:table-cell table:style-name="ce3" office:value-type="string" calcext:value-type="string">
            <text:p>FC6 P6 C6, pas interpolation mais pourrait..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1</text:p>
          </table:table-cell>
          <table:table-cell/>
          <table:table-cell office:value-type="string" calcext:value-type="string">
            <text:p>FC6 AF4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few alpha and high noise</text:p>
          </table:table-cell>
          <table:table-cell office:value-type="string" calcext:value-type="string">
            <text:p>AF3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F3 P3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2</text:p>
          </table:table-cell>
          <table:table-cell office:value-type="string" calcext:value-type="string">
            <text:p>same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F3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some alpha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quite some alpha and high noise</text:p>
          </table:table-cell>
          <table:table-cell table:number-columns-repeated="1021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FA2</text:p>
          </table:table-cell>
          <table:table-cell table:style-name="ce3" office:value-type="string" calcext:value-type="string">
            <text:p>lot of alpha and high noise...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10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same</text:p>
          </table:table-cell>
          <table:table-cell table:style-name="ce3"/>
          <table:table-cell table:style-name="ce3" office:value-type="string" calcext:value-type="string">
            <text:p>to discuss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2</text:p>
          </table:table-cell>
          <table:table-cell/>
          <table:table-cell office:value-type="string" calcext:value-type="string">
            <text:p>FC4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1</text:p>
          </table:table-cell>
          <table:table-cell/>
          <table:table-cell office:value-type="string" calcext:value-type="string">
            <text:p>Cz</text:p>
          </table:table-cell>
          <table:table-cell table:number-columns-repeated="1020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FA2</text:p>
          </table:table-cell>
          <table:table-cell table:style-name="ce3" office:value-type="string" calcext:value-type="string">
            <text:p>part of the recording is really really bad</text:p>
          </table:table-cell>
          <table:table-cell table:style-name="ce3" office:value-type="string" calcext:value-type="string">
            <text:p>F3 F6 </text:p>
          </table:table-cell>
          <table:table-cell table:style-name="ce3" office:value-type="string" calcext:value-type="string">
            <text:p>to discuss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2</text:p>
          </table:table-cell>
          <table:table-cell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FA1</text:p>
          </table:table-cell>
          <table:table-cell table:style-name="ce3" office:value-type="string" calcext:value-type="string">
            <text:p>part of the recording is really really bad</text:p>
          </table:table-cell>
          <table:table-cell table:style-name="ce3" office:value-type="string" calcext:value-type="string">
            <text:p>C6 PO4 Poz</text:p>
          </table:table-cell>
          <table:table-cell table:style-name="ce3" office:value-type="string" calcext:value-type="string">
            <text:p>to discuss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number-columns-repeated="101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A2</text:p>
          </table:table-cell>
          <table:table-cell table:style-name="ce2"/>
          <table:table-cell table:style-name="ce2" office:value-type="string" calcext:value-type="string">
            <text:p>AF3 F6</text:p>
          </table:table-cell>
          <table:table-cell table:style-name="ce2" table:number-columns-repeated="1020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VD2</text:p>
          </table:table-cell>
          <table:table-cell table:style-name="ce4"/>
          <table:table-cell table:style-name="ce4" office:value-type="string" calcext:value-type="string">
            <text:p>CP5 F6</text:p>
          </table:table-cell>
          <table:table-cell table:style-name="ce4"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FA1</text:p>
          </table:table-cell>
          <table:table-cell table:style-name="ce2"/>
          <table:table-cell table:style-name="ce2" office:value-type="string" calcext:value-type="string">
            <text:p>Fz</text:p>
          </table:table-cell>
          <table:table-cell table:style-name="ce2"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OP1</text:p>
          </table:table-cell>
          <table:table-cell table:style-name="ce2"/>
          <table:table-cell table:style-name="ce2" office:value-type="string" calcext:value-type="string">
            <text:p>Fz</text:p>
          </table:table-cell>
          <table:table-cell table:style-name="ce2"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VD1</text:p>
          </table:table-cell>
          <table:table-cell table:style-name="ce2"/>
          <table:table-cell table:style-name="ce2" office:value-type="string" calcext:value-type="string">
            <text:p>Fz</text:p>
          </table:table-cell>
          <table:table-cell table:style-name="ce2"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table:number-columns-repeated="1024"/>
        </table:table-row>
      </table:table>
      <table:table table:name="std before dev after inspection" table:style-name="ta1">
        <table:table-column table:style-name="co2" table:number-columns-repeated="13" table:default-cell-style-name="Default"/>
        <table:table-row table:style-name="ro2">
          <table:table-cell office:value-type="string" calcext:value-type="string">
            <text:p>sess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ession</text:p>
          </table:table-cell>
          <table:table-cell table:style-name="ce5" office:value-type="string" calcext:value-type="string" table:number-columns-spanned="4" table:number-rows-spanned="1">
            <text:p>Accepted trials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rejected trials</text:p>
          </table:table-cell>
          <table:covered-table-cell table:number-columns-repeated="3"/>
          <table:table-cell office:value-type="string" calcext:value-type="string">
            <text:p>min number</text:p>
          </table:table-cell>
          <table:table-cell office:value-type="string" calcext:value-type="string">
            <text:p>nombre rejecte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  <table:table-cell office:value-type="float" office:value="35" calcext:value-type="float">
            <text:p>35</text:p>
          </table:table-cell>
          <table:table-cell table:formula="of:=SUM([.L3:.L33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Marked trials after inspection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u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ession</text:p>
          </table:table-cell>
          <table:table-cell table:style-name="ce5" office:value-type="string" calcext:value-type="string" table:number-columns-spanned="4" table:number-rows-spanned="1">
            <text:p>Accepted trials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rejected trials</text:p>
          </table:table-cell>
          <table:covered-table-cell table:number-columns-repeated="3"/>
          <table:table-cell table:style-name="Default" office:value-type="string" calcext:value-type="string">
            <text:p>min number</text:p>
          </table:table-cell>
          <table:table-cell office:value-type="string" calcext:value-type="string">
            <text:p>nombre rejecte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  <table:table-cell table:style-name="Default" office:value-type="float" office:value="35" calcext:value-type="float">
            <text:p>35</text:p>
          </table:table-cell>
          <table:table-cell table:formula="of:=SUM([.L3:.L337]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3]&lt;[.$L$2];1;0);IF([.G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OR(IF([.E4]&lt;[.$L$2];1;0);IF([.G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OR(IF([.E5]&lt;[.$L$2];1;0);IF([.G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OR(IF([.E6]&lt;[.$L$2];1;0);IF([.G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OR(IF([.E7]&lt;[.$L$2];1;0);IF([.G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OR(IF([.E8]&lt;[.$L$2];1;0);IF([.G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9]&lt;[.$L$2];1;0);IF([.G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0]&lt;[.$L$2];1;0);IF([.G1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1]&lt;[.$L$2];1;0);IF([.G1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2]&lt;[.$L$2];1;0);IF([.G1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13]&lt;[.$L$2];1;0);IF([.G1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4]&lt;[.$L$2];1;0);IF([.G1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OR(IF([.E15]&lt;[.$L$2];1;0);IF([.G1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formula="of:=OR(IF([.E16]&lt;[.$L$2];1;0);IF([.G16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17]&lt;[.$L$2];1;0);IF([.G1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OR(IF([.E18]&lt;[.$L$2];1;0);IF([.G1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OR(IF([.E19]&lt;[.$L$2];1;0);IF([.G19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OR(IF([.E20]&lt;[.$L$2];1;0);IF([.G2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OR(IF([.E21]&lt;[.$L$2];1;0);IF([.G21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2]&lt;[.$L$2];1;0);IF([.G2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OR(IF([.E23]&lt;[.$L$2];1;0);IF([.G23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OR(IF([.E24]&lt;[.$L$2];1;0);IF([.G2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OR(IF([.E25]&lt;[.$L$2];1;0);IF([.G2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OR(IF([.E26]&lt;[.$L$2];1;0);IF([.G26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OR(IF([.E27]&lt;[.$L$2];1;0);IF([.G2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OR(IF([.E28]&lt;[.$L$2];1;0);IF([.G2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OR(IF([.E29]&lt;[.$L$2];1;0);IF([.G2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38" calcext:value-type="float">
            <text:p>38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OR(IF([.E30]&lt;[.$L$2];1;0);IF([.G3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1]&lt;[.$L$2];1;0);IF([.G3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32]&lt;[.$L$2];1;0);IF([.G3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33]&lt;[.$L$2];1;0);IF([.G3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34]&lt;[.$L$2];1;0);IF([.G3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35]&lt;[.$L$2];1;0);IF([.G3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R(IF([.E36]&lt;[.$L$2];1;0);IF([.G3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37]&lt;[.$L$2];1;0);IF([.G3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38]&lt;[.$L$2];1;0);IF([.G3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39]&lt;[.$L$2];1;0);IF([.G3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OR(IF([.E40]&lt;[.$L$2];1;0);IF([.G4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OR(IF([.E41]&lt;[.$L$2];1;0);IF([.G4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42]&lt;[.$L$2];1;0);IF([.G4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43]&lt;[.$L$2];1;0);IF([.G4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OR(IF([.E44]&lt;[.$L$2];1;0);IF([.G4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45]&lt;[.$L$2];1;0);IF([.G4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46]&lt;[.$L$2];1;0);IF([.G4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47]&lt;[.$L$2];1;0);IF([.G4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R(IF([.E48]&lt;[.$L$2];1;0);IF([.G4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49]&lt;[.$L$2];1;0);IF([.G4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OR(IF([.E50]&lt;[.$L$2];1;0);IF([.G5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R(IF([.E51]&lt;[.$L$2];1;0);IF([.G5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OR(IF([.E52]&lt;[.$L$2];1;0);IF([.G5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OR(IF([.E53]&lt;[.$L$2];1;0);IF([.G5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OR(IF([.E54]&lt;[.$L$2];1;0);IF([.G5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OR(IF([.E55]&lt;[.$L$2];1;0);IF([.G5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OR(IF([.E56]&lt;[.$L$2];1;0);IF([.G5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(IF([.E57]&lt;[.$L$2];1;0);IF([.G5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OR(IF([.E58]&lt;[.$L$2];1;0);IF([.G5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OR(IF([.E59]&lt;[.$L$2];1;0);IF([.G5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OR(IF([.E60]&lt;[.$L$2];1;0);IF([.G6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OR(IF([.E61]&lt;[.$L$2];1;0);IF([.G6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62]&lt;[.$L$2];1;0);IF([.G6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R(IF([.E63]&lt;[.$L$2];1;0);IF([.G6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64]&lt;[.$L$2];1;0);IF([.G6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OR(IF([.E65]&lt;[.$L$2];1;0);IF([.G65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OR(IF([.E66]&lt;[.$L$2];1;0);IF([.G66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67]&lt;[.$L$2];1;0);IF([.G6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OR(IF([.E68]&lt;[.$L$2];1;0);IF([.G68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OR(IF([.E69]&lt;[.$L$2];1;0);IF([.G6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OR(IF([.E70]&lt;[.$L$2];1;0);IF([.G7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OR(IF([.E71]&lt;[.$L$2];1;0);IF([.G7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OR(IF([.E72]&lt;[.$L$2];1;0);IF([.G7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R(IF([.E73]&lt;[.$L$2];1;0);IF([.G73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197" calcext:value-type="float">
            <text:p>19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OR(IF([.E74]&lt;[.$L$2];1;0);IF([.G7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75]&lt;[.$L$2];1;0);IF([.G7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76]&lt;[.$L$2];1;0);IF([.G7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77]&lt;[.$L$2];1;0);IF([.G7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78]&lt;[.$L$2];1;0);IF([.G7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79]&lt;[.$L$2];1;0);IF([.G7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OR(IF([.E80]&lt;[.$L$2];1;0);IF([.G8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81]&lt;[.$L$2];1;0);IF([.G8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212" calcext:value-type="float">
            <text:p>212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OR(IF([.E82]&lt;[.$L$2];1;0);IF([.G8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OR(IF([.E83]&lt;[.$L$2];1;0);IF([.G8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R(IF([.E84]&lt;[.$L$2];1;0);IF([.G8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85]&lt;[.$L$2];1;0);IF([.G8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R(IF([.E86]&lt;[.$L$2];1;0);IF([.G8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OR(IF([.E87]&lt;[.$L$2];1;0);IF([.G8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OR(IF([.E88]&lt;[.$L$2];1;0);IF([.G8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OR(IF([.E89]&lt;[.$L$2];1;0);IF([.G8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OR(IF([.E90]&lt;[.$L$2];1;0);IF([.G9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(IF([.E91]&lt;[.$L$2];1;0);IF([.G9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OR(IF([.E92]&lt;[.$L$2];1;0);IF([.G9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OR(IF([.E93]&lt;[.$L$2];1;0);IF([.G9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OR(IF([.E94]&lt;[.$L$2];1;0);IF([.G9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OR(IF([.E95]&lt;[.$L$2];1;0);IF([.G9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OR(IF([.E96]&lt;[.$L$2];1;0);IF([.G9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OR(IF([.E97]&lt;[.$L$2];1;0);IF([.G9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OR(IF([.E98]&lt;[.$L$2];1;0);IF([.G9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99]&lt;[.$L$2];1;0);IF([.G9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100]&lt;[.$L$2];1;0);IF([.G10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01]&lt;[.$L$2];1;0);IF([.G10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OR(IF([.E102]&lt;[.$L$2];1;0);IF([.G10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03]&lt;[.$L$2];1;0);IF([.G10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04]&lt;[.$L$2];1;0);IF([.G10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105]&lt;[.$L$2];1;0);IF([.G10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106]&lt;[.$L$2];1;0);IF([.G10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152" calcext:value-type="float">
            <text:p>15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formula="of:=OR(IF([.E107]&lt;[.$L$2];1;0);IF([.G10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08]&lt;[.$L$2];1;0);IF([.G10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109]&lt;[.$L$2];1;0);IF([.G10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10]&lt;[.$L$2];1;0);IF([.G11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111]&lt;[.$L$2];1;0);IF([.G11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OR(IF([.E112]&lt;[.$L$2];1;0);IF([.G11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OR(IF([.E113]&lt;[.$L$2];1;0);IF([.G11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OR(IF([.E114]&lt;[.$L$2];1;0);IF([.G11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OR(IF([.E115]&lt;[.$L$2];1;0);IF([.G11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16]&lt;[.$L$2];1;0);IF([.G11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117]&lt;[.$L$2];1;0);IF([.G11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18]&lt;[.$L$2];1;0);IF([.G11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119]&lt;[.$L$2];1;0);IF([.G11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R(IF([.E120]&lt;[.$L$2];1;0);IF([.G12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121]&lt;[.$L$2];1;0);IF([.G12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22]&lt;[.$L$2];1;0);IF([.G12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OR(IF([.E123]&lt;[.$L$2];1;0);IF([.G12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124]&lt;[.$L$2];1;0);IF([.G12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25]&lt;[.$L$2];1;0);IF([.G12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126]&lt;[.$L$2];1;0);IF([.G12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27]&lt;[.$L$2];1;0);IF([.G12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OR(IF([.E128]&lt;[.$L$2];1;0);IF([.G12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129]&lt;[.$L$2];1;0);IF([.G12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OR(IF([.E130]&lt;[.$L$2];1;0);IF([.G13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131]&lt;[.$L$2];1;0);IF([.G13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32]&lt;[.$L$2];1;0);IF([.G13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33]&lt;[.$L$2];1;0);IF([.G13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134]&lt;[.$L$2];1;0);IF([.G13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OR(IF([.E135]&lt;[.$L$2];1;0);IF([.G13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R(IF([.E136]&lt;[.$L$2];1;0);IF([.G13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137]&lt;[.$L$2];1;0);IF([.G13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138]&lt;[.$L$2];1;0);IF([.G13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139]&lt;[.$L$2];1;0);IF([.G13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140]&lt;[.$L$2];1;0);IF([.G14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141]&lt;[.$L$2];1;0);IF([.G14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42]&lt;[.$L$2];1;0);IF([.G14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OR(IF([.E143]&lt;[.$L$2];1;0);IF([.G14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44]&lt;[.$L$2];1;0);IF([.G14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OR(IF([.E145]&lt;[.$L$2];1;0);IF([.G14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146]&lt;[.$L$2];1;0);IF([.G14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47]&lt;[.$L$2];1;0);IF([.G14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48]&lt;[.$L$2];1;0);IF([.G14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49]&lt;[.$L$2];1;0);IF([.G14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50]&lt;[.$L$2];1;0);IF([.G15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51]&lt;[.$L$2];1;0);IF([.G15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152]&lt;[.$L$2];1;0);IF([.G15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OR(IF([.E153]&lt;[.$L$2];1;0);IF([.G15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154]&lt;[.$L$2];1;0);IF([.G15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155]&lt;[.$L$2];1;0);IF([.G15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156]&lt;[.$L$2];1;0);IF([.G15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OR(IF([.E157]&lt;[.$L$2];1;0);IF([.G15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158]&lt;[.$L$2];1;0);IF([.G15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OR(IF([.E159]&lt;[.$L$2];1;0);IF([.G15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160]&lt;[.$L$2];1;0);IF([.G16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OR(IF([.E161]&lt;[.$L$2];1;0);IF([.G16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OR(IF([.E162]&lt;[.$L$2];1;0);IF([.G16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63]&lt;[.$L$2];1;0);IF([.G16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164]&lt;[.$L$2];1;0);IF([.G16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65]&lt;[.$L$2];1;0);IF([.G16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R(IF([.E166]&lt;[.$L$2];1;0);IF([.G16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67]&lt;[.$L$2];1;0);IF([.G16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168]&lt;[.$L$2];1;0);IF([.G16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169]&lt;[.$L$2];1;0);IF([.G16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170]&lt;[.$L$2];1;0);IF([.G17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71]&lt;[.$L$2];1;0);IF([.G17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72]&lt;[.$L$2];1;0);IF([.G17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73]&lt;[.$L$2];1;0);IF([.G17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74]&lt;[.$L$2];1;0);IF([.G17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175]&lt;[.$L$2];1;0);IF([.G17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76]&lt;[.$L$2];1;0);IF([.G17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77]&lt;[.$L$2];1;0);IF([.G17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178]&lt;[.$L$2];1;0);IF([.G17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formula="of:=OR(IF([.E179]&lt;[.$L$2];1;0);IF([.G17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80]&lt;[.$L$2];1;0);IF([.G18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81]&lt;[.$L$2];1;0);IF([.G18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182]&lt;[.$L$2];1;0);IF([.G18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83]&lt;[.$L$2];1;0);IF([.G18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184]&lt;[.$L$2];1;0);IF([.G18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185]&lt;[.$L$2];1;0);IF([.G18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186]&lt;[.$L$2];1;0);IF([.G18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87]&lt;[.$L$2];1;0);IF([.G18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OR(IF([.E188]&lt;[.$L$2];1;0);IF([.G18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94" calcext:value-type="float">
            <text:p>19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OR(IF([.E189]&lt;[.$L$2];1;0);IF([.G18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OR(IF([.E190]&lt;[.$L$2];1;0);IF([.G19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OR(IF([.E191]&lt;[.$L$2];1;0);IF([.G19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formula="of:=OR(IF([.E192]&lt;[.$L$2];1;0);IF([.G192]&lt;[.$L$2];1;0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formula="of:=OR(IF([.E193]&lt;[.$L$2];1;0);IF([.G19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94]&lt;[.$L$2];1;0);IF([.G19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195]&lt;[.$L$2];1;0);IF([.G19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96]&lt;[.$L$2];1;0);IF([.G19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R(IF([.E197]&lt;[.$L$2];1;0);IF([.G19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198]&lt;[.$L$2];1;0);IF([.G19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199]&lt;[.$L$2];1;0);IF([.G19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OR(IF([.E200]&lt;[.$L$2];1;0);IF([.G20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201]&lt;[.$L$2];1;0);IF([.G20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202]&lt;[.$L$2];1;0);IF([.G20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03]&lt;[.$L$2];1;0);IF([.G20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04]&lt;[.$L$2];1;0);IF([.G20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05]&lt;[.$L$2];1;0);IF([.G20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206]&lt;[.$L$2];1;0);IF([.G20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07]&lt;[.$L$2];1;0);IF([.G20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OR(IF([.E208]&lt;[.$L$2];1;0);IF([.G20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OR(IF([.E209]&lt;[.$L$2];1;0);IF([.G20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OR(IF([.E210]&lt;[.$L$2];1;0);IF([.G21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211]&lt;[.$L$2];1;0);IF([.G21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212]&lt;[.$L$2];1;0);IF([.G21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213]&lt;[.$L$2];1;0);IF([.G21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14]&lt;[.$L$2];1;0);IF([.G21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15]&lt;[.$L$2];1;0);IF([.G21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OR(IF([.E216]&lt;[.$L$2];1;0);IF([.G21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217]&lt;[.$L$2];1;0);IF([.G21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18]&lt;[.$L$2];1;0);IF([.G21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219]&lt;[.$L$2];1;0);IF([.G21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220]&lt;[.$L$2];1;0);IF([.G22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221]&lt;[.$L$2];1;0);IF([.G22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22]&lt;[.$L$2];1;0);IF([.G22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223]&lt;[.$L$2];1;0);IF([.G22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OR(IF([.E224]&lt;[.$L$2];1;0);IF([.G22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OR(IF([.E225]&lt;[.$L$2];1;0);IF([.G22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OR(IF([.E226]&lt;[.$L$2];1;0);IF([.G22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OR(IF([.E227]&lt;[.$L$2];1;0);IF([.G22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OR(IF([.E228]&lt;[.$L$2];1;0);IF([.G22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OR(IF([.E229]&lt;[.$L$2];1;0);IF([.G22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30]&lt;[.$L$2];1;0);IF([.G23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31]&lt;[.$L$2];1;0);IF([.G23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32]&lt;[.$L$2];1;0);IF([.G23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233]&lt;[.$L$2];1;0);IF([.G23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234]&lt;[.$L$2];1;0);IF([.G23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235]&lt;[.$L$2];1;0);IF([.G23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236]&lt;[.$L$2];1;0);IF([.G23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237]&lt;[.$L$2];1;0);IF([.G23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OR(IF([.E238]&lt;[.$L$2];1;0);IF([.G23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239]&lt;[.$L$2];1;0);IF([.G23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240]&lt;[.$L$2];1;0);IF([.G24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241]&lt;[.$L$2];1;0);IF([.G24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OR(IF([.E242]&lt;[.$L$2];1;0);IF([.G24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OR(IF([.E243]&lt;[.$L$2];1;0);IF([.G24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244]&lt;[.$L$2];1;0);IF([.G24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formula="of:=OR(IF([.E245]&lt;[.$L$2];1;0);IF([.G24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46]&lt;[.$L$2];1;0);IF([.G24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OR(IF([.E247]&lt;[.$L$2];1;0);IF([.G24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OR(IF([.E248]&lt;[.$L$2];1;0);IF([.G24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OR(IF([.E249]&lt;[.$L$2];1;0);IF([.G24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OR(IF([.E250]&lt;[.$L$2];1;0);IF([.G25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251]&lt;[.$L$2];1;0);IF([.G25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252]&lt;[.$L$2];1;0);IF([.G25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253]&lt;[.$L$2];1;0);IF([.G25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OR(IF([.E254]&lt;[.$L$2];1;0);IF([.G25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255]&lt;[.$L$2];1;0);IF([.G25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256]&lt;[.$L$2];1;0);IF([.G25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57]&lt;[.$L$2];1;0);IF([.G25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R(IF([.E258]&lt;[.$L$2];1;0);IF([.G25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OR(IF([.E259]&lt;[.$L$2];1;0);IF([.G25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260]&lt;[.$L$2];1;0);IF([.G26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61]&lt;[.$L$2];1;0);IF([.G26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62]&lt;[.$L$2];1;0);IF([.G26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263]&lt;[.$L$2];1;0);IF([.G26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264]&lt;[.$L$2];1;0);IF([.G26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265]&lt;[.$L$2];1;0);IF([.G26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266]&lt;[.$L$2];1;0);IF([.G26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67]&lt;[.$L$2];1;0);IF([.G26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OR(IF([.E268]&lt;[.$L$2];1;0);IF([.G26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69]&lt;[.$L$2];1;0);IF([.G26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70]&lt;[.$L$2];1;0);IF([.G27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71]&lt;[.$L$2];1;0);IF([.G27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72]&lt;[.$L$2];1;0);IF([.G27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OR(IF([.E273]&lt;[.$L$2];1;0);IF([.G27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274]&lt;[.$L$2];1;0);IF([.G27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OR(IF([.E275]&lt;[.$L$2];1;0);IF([.G27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276]&lt;[.$L$2];1;0);IF([.G27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277]&lt;[.$L$2];1;0);IF([.G27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OR(IF([.E278]&lt;[.$L$2];1;0);IF([.G27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OR(IF([.E279]&lt;[.$L$2];1;0);IF([.G27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R(IF([.E280]&lt;[.$L$2];1;0);IF([.G28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OR(IF([.E281]&lt;[.$L$2];1;0);IF([.G28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OR(IF([.E282]&lt;[.$L$2];1;0);IF([.G28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OR(IF([.E283]&lt;[.$L$2];1;0);IF([.G28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284]&lt;[.$L$2];1;0);IF([.G28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OR(IF([.E285]&lt;[.$L$2];1;0);IF([.G28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OR(IF([.E286]&lt;[.$L$2];1;0);IF([.G28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87]&lt;[.$L$2];1;0);IF([.G28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288]&lt;[.$L$2];1;0);IF([.G28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289]&lt;[.$L$2];1;0);IF([.G28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290]&lt;[.$L$2];1;0);IF([.G29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291]&lt;[.$L$2];1;0);IF([.G29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OR(IF([.E292]&lt;[.$L$2];1;0);IF([.G29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93]&lt;[.$L$2];1;0);IF([.G29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94]&lt;[.$L$2];1;0);IF([.G29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OR(IF([.E295]&lt;[.$L$2];1;0);IF([.G29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296]&lt;[.$L$2];1;0);IF([.G29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297]&lt;[.$L$2];1;0);IF([.G29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OR(IF([.E298]&lt;[.$L$2];1;0);IF([.G29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OR(IF([.E299]&lt;[.$L$2];1;0);IF([.G29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00]&lt;[.$L$2];1;0);IF([.G30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301]&lt;[.$L$2];1;0);IF([.G30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302]&lt;[.$L$2];1;0);IF([.G30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303]&lt;[.$L$2];1;0);IF([.G30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304]&lt;[.$L$2];1;0);IF([.G30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OR(IF([.E305]&lt;[.$L$2];1;0);IF([.G30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OR(IF([.E306]&lt;[.$L$2];1;0);IF([.G30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2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OR(IF([.E307]&lt;[.$L$2];1;0);IF([.G30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308]&lt;[.$L$2];1;0);IF([.G30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309]&lt;[.$L$2];1;0);IF([.G30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310]&lt;[.$L$2];1;0);IF([.G31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11]&lt;[.$L$2];1;0);IF([.G31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OR(IF([.E312]&lt;[.$L$2];1;0);IF([.G31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13]&lt;[.$L$2];1;0);IF([.G31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OR(IF([.E314]&lt;[.$L$2];1;0);IF([.G31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52" calcext:value-type="float">
            <text:p>52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OR(IF([.E315]&lt;[.$L$2];1;0);IF([.G31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OR(IF([.E316]&lt;[.$L$2];1;0);IF([.G31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317]&lt;[.$L$2];1;0);IF([.G31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OR(IF([.E318]&lt;[.$L$2];1;0);IF([.G31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OR(IF([.E319]&lt;[.$L$2];1;0);IF([.G31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R(IF([.E320]&lt;[.$L$2];1;0);IF([.G32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OR(IF([.E321]&lt;[.$L$2];1;0);IF([.G32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322]&lt;[.$L$2];1;0);IF([.G32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23]&lt;[.$L$2];1;0);IF([.G32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OR(IF([.E324]&lt;[.$L$2];1;0);IF([.G32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2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325]&lt;[.$L$2];1;0);IF([.G32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OR(IF([.E326]&lt;[.$L$2];1;0);IF([.G32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OR(IF([.E327]&lt;[.$L$2];1;0);IF([.G32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28]&lt;[.$L$2];1;0);IF([.G328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OR(IF([.E329]&lt;[.$L$2];1;0);IF([.G329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30]&lt;[.$L$2];1;0);IF([.G330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OR(IF([.E331]&lt;[.$L$2];1;0);IF([.G331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OR(IF([.E332]&lt;[.$L$2];1;0);IF([.G332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OR(IF([.E333]&lt;[.$L$2];1;0);IF([.G333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OR(IF([.E334]&lt;[.$L$2];1;0);IF([.G334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OR(IF([.E335]&lt;[.$L$2];1;0);IF([.G335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R(IF([.E336]&lt;[.$L$2];1;0);IF([.G336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OR(IF([.E337]&lt;[.$L$2];1;0);IF([.G337]&lt;[.$L$2];1;0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</table:table-row>
      </table:table>
      <table:table table:name="Tables du pilote_Marked trials after inspection_1" table:style-name="ta1">
        <table:table-column table:style-name="co2" table:default-cell-style-name="ce9"/>
        <table:table-column table:style-name="co2" table:default-cell-style-name="ce15"/>
        <table:table-column table:style-name="co2" table:default-cell-style-name="ce21"/>
        <table:table-column table:style-name="co2" table:number-columns-repeated="2" table:default-cell-style-name="ce27"/>
        <table:table-column table:style-name="co2" table:default-cell-style-name="ce33"/>
        <table:table-row table:style-name="ro2">
          <table:table-cell table:style-name="ce7"/>
          <table:table-cell table:style-name="ce13"/>
          <table:table-cell table:style-name="ce19" office:value-type="string" calcext:value-type="string">
            <text:p>Données</text:p>
          </table:table-cell>
          <table:table-cell table:style-name="ce25" table:number-columns-repeated="2"/>
          <table:table-cell table:style-name="ce31"/>
        </table:table-row>
        <table:table-row table:style-name="ro2">
          <table:table-cell table:style-name="ce8" office:value-type="string" calcext:value-type="string">
            <text:p>state</text:p>
          </table:table-cell>
          <table:table-cell table:style-name="ce14" office:value-type="string" calcext:value-type="string">
            <text:p>session</text:p>
          </table:table-cell>
          <table:table-cell table:style-name="ce20" office:value-type="string" calcext:value-type="string">
            <text:p>Moyenne - Accepted trials</text:p>
          </table:table-cell>
          <table:table-cell table:style-name="ce26" office:value-type="string" calcext:value-type="string">
            <text:p>Moyenne - Colonne E</text:p>
          </table:table-cell>
          <table:table-cell table:style-name="ce26" office:value-type="string" calcext:value-type="string">
            <text:p>Moyenne - Colonne F</text:p>
          </table:table-cell>
          <table:table-cell table:style-name="ce32" office:value-type="string" calcext:value-type="string">
            <text:p>Moyenne - Colonne G</text:p>
          </table:table-cell>
        </table:table-row>
        <table:table-row table:style-name="ro2">
          <table:table-cell office:value-type="string" calcext:value-type="string">
            <text:p>FA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5.3333333333333" calcext:value-type="float">
            <text:p>55,33</text:p>
          </table:table-cell>
          <table:table-cell office:value-type="float" office:value="212.833333333333" calcext:value-type="float">
            <text:p>212,8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0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217.220338983051" calcext:value-type="float">
            <text:p>217,22</text:p>
          </table:table-cell>
          <table:table-cell table:style-name="ce28" office:value-type="float" office:value="54.3728813559322" calcext:value-type="float">
            <text:p>54,37</text:p>
          </table:table-cell>
          <table:table-cell table:style-name="ce28" office:value-type="float" office:value="206.271186440678" calcext:value-type="float">
            <text:p>206,27</text:p>
          </table:table-cell>
          <table:table-cell table:style-name="ce34" office:value-type="float" office:value="51.6779661016949" calcext:value-type="float">
            <text:p>51,68</text:p>
          </table:table-cell>
        </table:table-row>
        <table:table-row table:style-name="ro2">
          <table:table-cell office:value-type="string" calcext:value-type="string">
            <text:p>FA2</text:p>
          </table:table-cell>
          <table:table-cell office:value-type="float" office:value="0" calcext:value-type="float">
            <text:p>0</text:p>
          </table:table-cell>
          <table:table-cell office:value-type="float" office:value="221.5" calcext:value-type="float">
            <text:p>221,5</text:p>
          </table:table-cell>
          <table:table-cell office:value-type="float" office:value="55.5" calcext:value-type="float">
            <text:p>55,5</text:p>
          </table:table-cell>
          <table:table-cell office:value-type="float" office:value="221.5" calcext:value-type="float">
            <text:p>221,5</text:p>
          </table:table-cell>
          <table:table-cell office:value-type="float" office:value="54.3333333333333" calcext:value-type="float">
            <text:p>54,33</text:p>
          </table:table-cell>
        </table:table-row>
        <table:table-row table:style-name="ro2">
          <table:table-cell table:style-name="ce10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207.779661016949" calcext:value-type="float">
            <text:p>207,78</text:p>
          </table:table-cell>
          <table:table-cell table:style-name="ce28" office:value-type="float" office:value="51.8474576271187" calcext:value-type="float">
            <text:p>51,85</text:p>
          </table:table-cell>
          <table:table-cell table:style-name="ce28" office:value-type="float" office:value="208.932203389831" calcext:value-type="float">
            <text:p>208,93</text:p>
          </table:table-cell>
          <table:table-cell table:style-name="ce34" office:value-type="float" office:value="51.8813559322034" calcext:value-type="float">
            <text:p>51,88</text:p>
          </table:table-cell>
        </table:table-row>
        <table:table-row table:style-name="ro2">
          <table:table-cell office:value-type="string" calcext:value-type="string">
            <text:p>OP1</text:p>
          </table:table-cell>
          <table:table-cell office:value-type="float" office:value="0" calcext:value-type="float">
            <text:p>0</text:p>
          </table:table-cell>
          <table:table-cell office:value-type="float" office:value="219.333333333333" calcext:value-type="float">
            <text:p>219,33</text:p>
          </table:table-cell>
          <table:table-cell office:value-type="float" office:value="55.1666666666667" calcext:value-type="float">
            <text:p>55,17</text:p>
          </table:table-cell>
          <table:table-cell office:value-type="float" office:value="214.333333333333" calcext:value-type="float">
            <text:p>214,33</text:p>
          </table:table-cell>
          <table:table-cell office:value-type="float" office:value="53.5" calcext:value-type="float">
            <text:p>53,5</text:p>
          </table:table-cell>
        </table:table-row>
        <table:table-row table:style-name="ro2">
          <table:table-cell table:style-name="ce10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213.694915254237" calcext:value-type="float">
            <text:p>213,69</text:p>
          </table:table-cell>
          <table:table-cell table:style-name="ce28" office:value-type="float" office:value="53.4576271186441" calcext:value-type="float">
            <text:p>53,46</text:p>
          </table:table-cell>
          <table:table-cell table:style-name="ce28" office:value-type="float" office:value="208.694915254237" calcext:value-type="float">
            <text:p>208,69</text:p>
          </table:table-cell>
          <table:table-cell table:style-name="ce34" office:value-type="float" office:value="52.0847457627119" calcext:value-type="float">
            <text:p>52,08</text:p>
          </table:table-cell>
        </table:table-row>
        <table:table-row table:style-name="ro2"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5.6666666666667" calcext:value-type="float">
            <text:p>55,67</text:p>
          </table:table-cell>
          <table:table-cell office:value-type="float" office:value="220.5" calcext:value-type="float">
            <text:p>220,5</text:p>
          </table:table-cell>
          <table:table-cell office:value-type="float" office:value="54.6666666666667" calcext:value-type="float">
            <text:p>54,67</text:p>
          </table:table-cell>
        </table:table-row>
        <table:table-row table:style-name="ro2">
          <table:table-cell table:style-name="ce10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210.152542372881" calcext:value-type="float">
            <text:p>210,15</text:p>
          </table:table-cell>
          <table:table-cell table:style-name="ce28" office:value-type="float" office:value="52.3389830508475" calcext:value-type="float">
            <text:p>52,34</text:p>
          </table:table-cell>
          <table:table-cell table:style-name="ce28" office:value-type="float" office:value="208.983050847458" calcext:value-type="float">
            <text:p>208,98</text:p>
          </table:table-cell>
          <table:table-cell table:style-name="ce34" office:value-type="float" office:value="52.3389830508475" calcext:value-type="float">
            <text:p>52,34</text:p>
          </table:table-cell>
        </table:table-row>
        <table:table-row table:style-name="ro2">
          <table:table-cell office:value-type="string" calcext:value-type="string">
            <text:p>VD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55.6666666666667" calcext:value-type="float">
            <text:p>55,67</text:p>
          </table:table-cell>
          <table:table-cell office:value-type="float" office:value="219.5" calcext:value-type="float">
            <text:p>219,5</text:p>
          </table:table-cell>
          <table:table-cell office:value-type="float" office:value="55.1666666666667" calcext:value-type="float">
            <text:p>55,17</text:p>
          </table:table-cell>
        </table:table-row>
        <table:table-row table:style-name="ro2">
          <table:table-cell table:style-name="ce10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216.305084745763" calcext:value-type="float">
            <text:p>216,31</text:p>
          </table:table-cell>
          <table:table-cell table:style-name="ce28" office:value-type="float" office:value="54.1186440677966" calcext:value-type="float">
            <text:p>54,12</text:p>
          </table:table-cell>
          <table:table-cell table:style-name="ce28" office:value-type="float" office:value="205.016949152542" calcext:value-type="float">
            <text:p>205,02</text:p>
          </table:table-cell>
          <table:table-cell table:style-name="ce34" office:value-type="float" office:value="51.3898305084746" calcext:value-type="float">
            <text:p>51,39</text:p>
          </table:table-cell>
        </table:table-row>
        <table:table-row table:style-name="ro2">
          <table:table-cell office:value-type="string" calcext:value-type="string">
            <text:p>VD2</text:p>
          </table:table-cell>
          <table:table-cell office:value-type="float" office:value="0" calcext:value-type="float">
            <text:p>0</text:p>
          </table:table-cell>
          <table:table-cell office:value-type="float" office:value="222.166666666667" calcext:value-type="float">
            <text:p>222,17</text:p>
          </table:table-cell>
          <table:table-cell office:value-type="float" office:value="55.5" calcext:value-type="float">
            <text:p>55,5</text:p>
          </table:table-cell>
          <table:table-cell office:value-type="float" office:value="218.666666666667" calcext:value-type="float">
            <text:p>218,6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0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207.5" calcext:value-type="float">
            <text:p>207,5</text:p>
          </table:table-cell>
          <table:table-cell table:style-name="ce28" office:value-type="float" office:value="51.8448275862069" calcext:value-type="float">
            <text:p>51,84</text:p>
          </table:table-cell>
          <table:table-cell table:style-name="ce28" office:value-type="float" office:value="213.534482758621" calcext:value-type="float">
            <text:p>213,53</text:p>
          </table:table-cell>
          <table:table-cell table:style-name="ce34" office:value-type="float" office:value="53.1551724137931" calcext:value-type="float">
            <text:p>53,16</text:p>
          </table:table-cell>
        </table:table-row>
        <table:table-row table:style-name="ro2">
          <table:table-cell table:style-name="ce11" office:value-type="string" calcext:value-type="string">
            <text:p>(vide)</text:p>
          </table:table-cell>
          <table:table-cell table:style-name="ce17" office:value-type="string" calcext:value-type="string">
            <text:p>(vide)</text:p>
          </table:table-cell>
          <table:table-cell table:style-name="ce23"/>
          <table:table-cell table:style-name="ce29" table:number-columns-repeated="2"/>
          <table:table-cell table:style-name="ce35"/>
        </table:table-row>
        <table:table-row table:style-name="ro2">
          <table:table-cell table:style-name="ce12" office:value-type="string" calcext:value-type="string">
            <text:p>Total Résultat</text:p>
          </table:table-cell>
          <table:table-cell table:style-name="ce18"/>
          <table:table-cell table:style-name="ce24" office:value-type="float" office:value="213.005141388175" calcext:value-type="float">
            <text:p>213,01</text:p>
          </table:table-cell>
          <table:table-cell table:style-name="ce30" office:value-type="float" office:value="53.2287917737789" calcext:value-type="float">
            <text:p>53,23</text:p>
          </table:table-cell>
          <table:table-cell table:style-name="ce30" office:value-type="float" office:value="209.421593830334" calcext:value-type="float">
            <text:p>209,42</text:p>
          </table:table-cell>
          <table:table-cell table:style-name="ce36" office:value-type="float" office:value="52.2879177377892" calcext:value-type="float">
            <text:p>52,29</text:p>
          </table:table-cell>
        </table:table-row>
      </table:table>
      <table:table table:name="Marked trials before inspection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Accepted trials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rejected trials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u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195" calcext:value-type="float">
            <text:p>19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197" calcext:value-type="float">
            <text:p>19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49" calcext:value-type="float">
            <text:p>49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54" calcext:value-type="float">
            <text:p>54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222" calcext:value-type="float">
            <text:p>22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49" calcext:value-type="float">
            <text:p>49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rked trials without 30Hz filter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Accepted trials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rejected trials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u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  <table:table-cell office:value-type="string" calcext:value-type="string">
            <text:p>std_safe</text:p>
          </table:table-cell>
          <table:table-cell office:value-type="string" calcext:value-type="string">
            <text:p>dev_safe</text:p>
          </table:table-cell>
          <table:table-cell office:value-type="string" calcext:value-type="string">
            <text:p>std_threat</text:p>
          </table:table-cell>
          <table:table-cell office:value-type="string" calcext:value-type="string">
            <text:p>dev_thre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197" calcext:value-type="float">
            <text:p>19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212" calcext:value-type="float">
            <text:p>212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44" calcext:value-type="float">
            <text:p>44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192" calcext:value-type="float">
            <text:p>19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51" calcext:value-type="float">
            <text:p>5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51" calcext:value-type="float">
            <text:p>5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187" calcext:value-type="float">
            <text:p>18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51" calcext:value-type="float">
            <text:p>51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  <table:table-cell office:value-type="float" office:value="195" calcext:value-type="float">
            <text:p>19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A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D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-pilot-tables>
        <table:data-pilot-table table:name="DataPilot1" table:application-data="" table:target-range-address="'Tables du pilote_Marked trials after inspection_1'.A1:'Tables du pilote_Marked trials after inspection_1'.F16" table:buttons="'Tables du pilote_Marked trials after inspection_1'.A2 'Tables du pilote_Marked trials after inspection_1'.B2 'Tables du pilote_Marked trials after inspection_1'.C1" table:show-filter-button="false" table:drill-down-on-double-click="false">
          <table:source-cell-range table:cell-range-address="'Marked trials after inspection'.A1:'Marked trials after inspection'.M3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tate" table:orientation="row" table:used-hierarchy="0" table:function="auto">
            <table:data-pilot-level table:show-empty="false" calcext:repeat-item-labels="false">
              <table:data-pilot-members>
                <table:data-pilot-member table:name="FA1" table:display="true" table:show-details="true"/>
                <table:data-pilot-member table:name="FA2" table:display="true" table:show-details="true"/>
                <table:data-pilot-member table:name="OP1" table:display="true" table:show-details="true"/>
                <table:data-pilot-member table:name="OP2" table:display="true" table:show-details="true"/>
                <table:data-pilot-member table:name="VD1" table:display="true" table:show-details="true"/>
                <table:data-pilot-member table:name="VD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ssion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epted trials" table:orientation="data" table:used-hierarchy="0" table:function="average">
            <table:data-pilot-level table:show-empty="false" calcext:repeat-item-labels="false">
              <table:data-pilot-members>
                <table:data-pilot-member table:name="130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7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62" table:display="true" table:show-details="true"/>
                <table:data-pilot-member table:name="266" table:display="true" table:show-details="true"/>
                <table:data-pilot-member table:name="std_saf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onne E" table:orientation="data" table:used-hierarchy="0" table:function="average">
            <table:data-pilot-level table:show-empty="false" calcext:repeat-item-labels="false">
              <table:data-pilot-members>
                <table:data-pilot-member table:name="32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dev_saf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onne F" table:orientation="data" table:used-hierarchy="0" table:function="average">
            <table:data-pilot-level table:show-empty="false" calcext:repeat-item-labels="false">
              <table:data-pilot-members>
                <table:data-pilot-member table:name="102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15" table:display="true" table:show-details="true"/>
                <table:data-pilot-member table:name="138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std_thre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onne G" table:orientation="data" table:used-hierarchy="0" table:function="average">
            <table:data-pilot-level table:show-empty="false" calcext:repeat-item-labels="false">
              <table:data-pilot-members>
                <table:data-pilot-member table:name="26" table:display="true" table:show-details="true"/>
                <table:data-pilot-member table:name="28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dev_thre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9:17:43.679917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4H38M5S</meta:editing-duration>
    <meta:editing-cycles>22</meta:editing-cycles>
    <meta:generator>LibreOffice/5.1.6.2$Linux_X86_64 LibreOffice_project/10m0$Build-2</meta:generator>
    <dc:date>2018-06-01T20:28:08.764133828</dc:date>
    <meta:document-statistic meta:table-count="6" meta:cell-count="17877" meta:object-count="0"/>
    <meta:user-defined meta:name="Info 1"/>
    <meta:user-defined meta:name="Info 2"/>
    <meta:user-defined meta:name="Info 3"/>
    <meta:user-defined meta:name="Info 4"/>
  </office:meta>
</office:document-meta>
</file>